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282cm" style:line-height-at-least="0.457cm" style:text-autospace="none"/>
      <style:text-properties style:font-name="Calibri" fo:font-size="18pt" fo:language="none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P2" style:family="paragraph" style:parent-style-name="Standard" style:list-style-name="">
      <style:paragraph-properties fo:margin-top="0cm" fo:margin-bottom="0.282cm" style:line-height-at-least="0.457cm" style:text-autospace="none"/>
      <style:text-properties style:font-name="Calibri" fo:font-size="12pt" fo:language="none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3" style:family="paragraph" style:parent-style-name="Standard" style:list-style-name="">
      <style:paragraph-properties fo:margin-top="0cm" fo:margin-bottom="0.282cm" style:line-height-at-least="0.457cm" style:text-autospace="none"/>
      <style:text-properties style:font-name="Calibri" fo:font-size="12pt" fo:language="none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4" style:family="paragraph" style:parent-style-name="Standard" style:list-style-name="">
      <style:paragraph-properties fo:margin-top="0cm" fo:margin-bottom="0.282cm" style:line-height-at-least="0.457cm" style:text-autospace="none"/>
      <style:text-properties style:font-name="Calibri" fo:font-size="12pt" fo:language="none" fo:country="none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 style:parent-style-name="Standard" style:list-style-name="">
      <style:paragraph-properties fo:margin-top="0cm" fo:margin-bottom="0.282cm" style:line-height-at-least="0.457cm" style:text-autospace="none"/>
      <style:text-properties style:font-name="Calibri" fo:font-size="12pt" fo:language="none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6" style:family="paragraph" style:parent-style-name="Standard" style:list-style-name="">
      <style:paragraph-properties fo:margin-top="0cm" fo:margin-bottom="0.282cm" style:line-height-at-least="0.457cm" style:text-autospace="none"/>
    </style:style>
    <style:style style:name="T1" style:family="text">
      <style:text-properties style:font-name="Calibri" fo:font-size="18pt" fo:language="none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T2" style:family="text">
      <style:text-properties style:font-name="Calibri" fo:font-size="18pt" fo:language="none" fo:country="none" fo:font-style="normal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3" style:family="text">
      <style:text-properties style:font-name="Calibri" fo:font-size="12pt" fo:language="none" fo:country="none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" style:family="text">
      <style:text-properties style:font-name="Calibri" fo:font-size="12pt" fo:language="none" fo:country="none" fo:font-style="normal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T5" style:family="text">
      <style:text-properties style:font-name="Calibri" fo:font-size="12pt" fo:language="none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T6" style:family="text">
      <style:text-properties style:font-name="Calibri1"/>
    </style:style>
    <style:style style:name="T7" style:family="text">
      <style:text-properties style:font-name="Calibri1" fo:font-size="12pt" fo:language="none" fo:country="none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" style:family="text">
      <style:text-properties style:font-name="Calibri1" fo:font-size="12pt" fo:language="none" fo:country="none" fo:font-style="normal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T9" style:family="text">
      <style:text-properties style:font-name="Calibri1" fo:font-size="12pt" fo:language="zxx" fo:country="none" fo:font-style="normal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T10" style:family="text">
      <style:text-properties style:font-name="Calibri1" fo:font-size="12pt" fo:language="sv" fo:country="SE" fo:font-style="normal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sdokument för första release</text:p>
      <text:p text:style-name="P2">Systemet är tänkt att automatisera uppsättningen och hanteringen av en gymnastiktävlingssäsong (till exempel en liga). Systemet skall hantera träffar med flera tävlingar, registrering av lag, poängbedömning och poängräkning samt administration.</text:p>
      <text:p text:style-name="P3">Lag:</text:p>
      <text:p text:style-name="P2">“Gymnastikligan” är en grupp av lag som tävlar mot varandra. Varje lag tillhör en klubb som tillhör ligan.</text:p>
      <text:p text:style-name="P2"><text:s/>- Registrering ett lag/klubb.<text:line-break/> - Registrering av individuella deltagare.<text:line-break/> - Hantering av vilka deltävlingar deltagaren/laget ska delta i.</text:p>
      <text:p text:style-name="P5">Träffar:</text:p>
      <text:p text:style-name="P4">När ett lag anmäler sig till en träff placeras de automatiskt till alla deltävlingar som det laget kan delta i.</text:p>
      <text:p text:style-name="P4"><text:s/>- Registrering av en träff.<text:line-break/> - Hantering av deltävlingar med önskat antal deltagare.</text:p>
      <text:p text:style-name="P5">Deltävlingar:</text:p>
      <text:p text:style-name="P4">Tävlingar har deltävlingar. Laget ska vara begränsade. Till exempel kan det finnas en för män allround, en för män individuell, en för kvinnor allround, och så vidare. Detsamma för åldersgrupper.</text:p>
      <text:p text:style-name="P4"><text:s/>- Registrering av deltävlingar med lämpliga kategorier.<text:line-break/> - Matchning av lagets och gymnasternas kvalifikationer med de lämpliga kategorier.</text:p>
      <text:p text:style-name="P5">Grenar:</text:p>
      <text:p text:style-name="P4">Varje deltävling består av ett antal grenar. Alla lag i en deltävling anmäler samma antal tävlande till alla grenar. Grenarna genomförs parallellt. Alla tävlande gymnaster i ett lag utför sina övningar och poängbedöms, för att sedan rotera vidare till nästa gren.</text:p>
      <text:p text:style-name="P4"><text:s/>- Registrering av grenar.<text:line-break/> - Administrering av deltagare för grenarna.</text:p>
      <text:p text:style-name="P5">Poäng:</text:p>
      <text:p text:style-name="P6"><text:span text:style-name="T3">Varje gren har kvalificerad domare med certifikat för grenen. Varje domare poängbedömer och skickar resultatet vidare till en sekreterare som </text:span><text:span text:style-name="T7">beräknar ett </text:span><text:span text:style-name="T6">medelvärde vilket utgör gymnastens poäng i grenen. Lagets poäng är summan av alla gymnasternas "poäng”. Tävlingspoängen för ett lag blir på </text:span><text:span text:style-name="T7">samma sätt summan av poängen för varje gren och så vidare.</text:span></text:p>
      <text:p text:style-name="P6"><text:span text:style-name="T7"><text:s/>- </text:span><text:span text:style-name="T10">R</text:span><text:span text:style-name="T9">egistrering av en gymnasts poäng I en deltävling/gren.<text:line-break/><text:tab/> - Uträkning av de olika poängsummor (gymnast, lag, etc)</text:span><text:span text:style-name="T8"><text:line-break/> - Presentation av resultat.</text:span></text:p>
      <text:p text:style-name="P6"><text:span text:style-name="T5">Övrigt:</text:span></text:p>
      <text:p text:style-name="P6"><text:span text:style-name="T4">Verktyg för att hantera olika ändamål som typer av s</text:span><text:span text:style-name="T8">ortering (lag, resultat, etc). Planering av schemat för säsongen, ser till att kvalificerade domare finns på alla träffar och fördelas på deltävlingar och grenar, publicering av säsongsresult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1S</meta:editing-duration>
    <meta:editing-cycles>7</meta:editing-cycles>
    <meta:generator>OpenOffice/4.1.1$Win32 OpenOffice.org_project/411m6$Build-9775</meta:generator>
    <dc:date>2014-12-01T19:54:01.61</dc:date>
    <dc:creator>Sing Trinh</dc:creator>
    <meta:document-statistic meta:table-count="0" meta:image-count="0" meta:object-count="0" meta:page-count="1" meta:paragraph-count="19" meta:word-count="321" meta:character-count="2176"/>
    <meta:user-defined meta:name="Info 1"/>
    <meta:user-defined meta:name="Info 2"/>
    <meta:user-defined meta:name="Info 3"/>
    <meta:user-defined meta:name="Info 4"/>
  </office:meta>
</office:document-meta>
</file>